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30_24-23-28_000.jpg</text:p>
          </table:table-cell>
          <table:table-cell office:value-type="string">
            <text:p>:m 1*1 RES / free# 3WSUBV 13#1 / ヘブライ語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3-30_24-10-40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3-30_24-10-25_005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3-30_24-10-25_004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3-30_24-10-24_002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3-30_24-10-24_001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7-03-30_11-56-0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3-30_11-54-00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3-30_11-33-17_000.jpg</text:p>
          </table:table-cell>
          <table:table-cell office:value-type="string">
            <text:p>:m 1*2 RES / free# 4JZVMD 7#1 / particle physics / ダウンクオークから、アップクオークへ　比較　パウリの排他律　表：スピン、電荷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7-03-30_10-52-49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7-03-30_09-37-33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7-03-30_08-42-1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3-30_08-23-23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3-30_08-23-19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30_08-23-12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3-30_08-23-08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30_08-23-07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3-30_08-22-3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30_08-19-47_000.jpg</text:p>
          </table:table-cell>
          <table:table-cell table:style-name="ce2" office:value-type="string">
            <text:p>:m :PHOTO 起きた時刻 / 2017033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3-30_07-54-19_000.jpg</text:p>
          </table:table-cell>
          <table:table-cell table:style-name="ce3" office:value-type="string">
            <text:p>:diary / 新しいもの　⇒　キーボード用の、イヤホン（ヘッドホン）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2017-03-30_02-25-26_000.jpg</text:p>
          </table:table-cell>
          <table:table-cell table:style-name="ce3" office:value-type="string">
            <text:p>:m music / 楽譜メモ / kb / sn=130,msr.1-9 write-dow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7-03-30_02-25-25_003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3-30_02-25-25_001.jpg</text:p>
          </table:table-cell>
          <table:table-cell office:value-type="string">
            <text:p>:m 1*1 RES / free# 3WSUBV 12#1 / ヘブライ語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3-30_02-25-25_000.jpg</text:p>
          </table:table-cell>
          <table:table-cell office:value-type="string">
            <text:p>:m 1*2 RES / free# 4JZVMD 5#1 / particle physics / 弱い力　fermions,bosons；ダウンクオークから、アップクオークへ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7-03-29_24-48-23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3-29_23-57-51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7-03-29_22-17-20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7-03-29_20-19-4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3-29_20-18-1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3-29_18-33-33_000.jpg</text:p>
          </table:table-cell>
          <table:table-cell office:value-type="string">
            <text:p>:m other / お金 / 貯金から取り崩した金額 / 1000円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7-03-29_18-15-24_000.jpg</text:p>
          </table:table-cell>
          <table:table-cell office:value-type="string">
            <text:p>:m 1*2 RES / free# 4JZVMD 6#1 / particle physics / proton neutron comparis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7-03-29_17-42-23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7-03-29_16-23-05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7-03-29_14-08-03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7-03-29_13-28-46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7-03-29_11-35-4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3-29_11-31-57_000.jpg</text:p>
          </table:table-cell>
          <table:table-cell office:value-type="string">
            <text:p>:m 食べた物/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2017-03-29_11-07-55_000.jpg</text:p>
          </table:table-cell>
          <table:table-cell table:style-name="ce3" office:value-type="string">
            <text:p>:m music / 楽譜メモ / kb / boogie p-8.v-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17-03-29_09-11-05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3-29_09-11-04_000.jpg</text:p>
          </table:table-cell>
          <table:table-cell table:style-name="ce2" office:value-type="string">
            <text:p>:m :PHOTO 起きた時刻 / 2017032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17-03-29_04-05-48_005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3-29_01-40-17_000.jpg</text:p>
          </table:table-cell>
          <table:table-cell office:value-type="string">
            <text:p>:m 電験３種 / 8#1 1*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7-03-28_23-59-58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3-28_23-36-48_007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3-28_23-36-48_006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3-28_23-36-46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3-28_23-36-42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3-28_23-36-25_002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7-03-28_19-59-4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3-28_19-57-53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2017-03-28_18-47-49_000.jpg</text:p>
          </table:table-cell>
          <table:table-cell table:style-name="ce3" office:value-type="string">
            <text:p>:m :? RES / 22-1 62 / australia 政府の債務　残高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7-03-28_17-47-32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7-03-28_15-52-26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2017-03-28_13-23-23_000.jpg</text:p>
          </table:table-cell>
          <table:table-cell table:style-name="ce3" office:value-type="string">
            <text:p>:m music / 楽譜メモ / kb / boogie p-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3-28_13-23-17_000.jpg</text:p>
          </table:table-cell>
          <table:table-cell office:value-type="string">
            <text:p>:m music / 楽譜メモ / kb / stride-1.p-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7-03-28_12-06-25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017-03-28_10-55-05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3-28_10-45-48_004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3-28_10-45-15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3-28_10-45-11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017-03-28_10-45-09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7-03-28_10-45-07_00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2017-03-28_10-43-51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017-03-28_10-18-05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7-03-28_10-11-48_003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017-03-28_03-14-42_003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3-28_03-14-41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3-28_03-14-00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3-28_03-13-58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017-03-28_03-13-56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2017-03-27_23-08-42_002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017-03-27_23-08-42_001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3-27_23-08-42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2017-03-27_23-08-03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3-27_23-07-59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2017-03-27_22-02-20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7-03-27_21-37-24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17-03-27_19-57-51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3-27_19-56-40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017-03-27_18-43-48_002.jpg</text:p>
          </table:table-cell>
          <table:table-cell table:style-name="ce2" office:value-type="string">
            <text:p>:m 電験３種 / 7#1 1*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7-03-27_17-03-2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017-03-27_16-40-48_001.jpg</text:p>
          </table:table-cell>
          <table:table-cell office:value-type="string">
            <text:p>:m 1*1 RES / free# 3WSUBV 11#1 / ヘブライ語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017-03-27_16-24-1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2017-03-27_16-16-48_000.jpg</text:p>
          </table:table-cell>
          <table:table-cell office:value-type="string">
            <text:p>:m 1*2 RES / free# 4JZVMD 4#1 / particle physics / CP対称性　反水素　Lepton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7-03-27_14-22-08_000.jpg</text:p>
          </table:table-cell>
          <table:table-cell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2017/03/30</text:date>, <text:time>14:01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4:01:34.21</dc:date>
    <dc:creator>岩淵 謙</dc:creator>
    <meta:generator>OpenOffice/4.1.3$Win32 OpenOffice.org_project/413m1$Build-9783</meta:generator>
    <meta:editing-duration>PT54M5S</meta:editing-duration>
    <meta:editing-cycles>13</meta:editing-cycles>
    <meta:document-statistic meta:table-count="1" meta:cell-count="258" meta:object-count="0"/>
  </office:meta>
</office:document-meta>
</file>